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25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3" style:family="paragraph" style:parent-style-name="scpi2">
      <style:paragraph-properties fo:margin-left="0mm" fo:margin-right="0mm" fo:text-indent="0mm" style:auto-text-indent="false"/>
    </style:style>
    <style:style style:name="P14" style:family="paragraph" style:parent-style-name="scpi1">
      <style:paragraph-properties fo:margin-left="0mm" fo:margin-right="0mm" fo:text-indent="0mm" style:auto-text-indent="false"/>
    </style:style>
    <style:style style:name="P1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9618693615640" text:id="ct139618693615640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8693338632" text:id="ct139618693338632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8692885144" text:id="ct13961869288514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8689947736" text:id="ct139618689947736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8689949464" text:id="ct13961868994946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8691992008" text:id="ct139618691992008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8697543880" text:id="ct13961869754388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18692152344" text:id="ct13961869215234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18697544840" text:id="ct13961869754484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18691989896" text:id="ct13961869198989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18689946584" text:id="ct13961868994658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697545608" text:id="ct13961869754560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688090704" text:id="ct13961868809070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697344528" text:id="ct13961869734452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688984008" text:id="ct13961868898400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1990280" text:id="ct13961869199028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2883032" text:id="ct13961869288303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4286360" text:id="ct13961869428636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3052304" text:id="ct13961869305230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3340744" text:id="ct13961869334074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3340360" text:id="ct13961869334036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2150616" text:id="ct13961869215061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2149464" text:id="ct139618692149464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39618687990424" text:id="ct13961868799042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87989464" text:id="ct139618687989464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39618687988696" text:id="ct13961868798869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0601752" text:id="ct13961869060175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88984392" text:id="ct13961868898439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18691357720" text:id="ct13961869135772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0603480" text:id="ct13961869060348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18688985736" text:id="ct13961868898573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4284632" text:id="ct13961869428463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18693982472" text:id="ct13961869398247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3983432" text:id="ct13961869398343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18691992392" text:id="ct13961869199239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18691989512" text:id="ct139618691989512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18688090320" text:id="ct139618688090320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9618692440656" text:id="ct13961869244065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18692440272" text:id="ct13961869244027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18685529872" text:id="ct139618685529872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39618685370392" text:id="ct13961868537039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18685528720" text:id="ct13961868552872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685528336" text:id="ct13961868552833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688384200" text:id="ct13961868838420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685527184" text:id="ct139618685527184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526800" text:id="ct139618685526800">
          <text:insertion>
            <office:change-info>
              <dc:creator>Denis Kotlar</dc:creator>
              <dc:date>2020-03-26T10:45:00</dc:date>
            </office:change-info>
          </text:insertion>
        </text:changed-region>
        <text:changed-region xml:id="ct139618685526992" text:id="ct13961868552699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526224" text:id="ct139618685526224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18685808392" text:id="ct13961868580839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808200" text:id="ct13961868580820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807816" text:id="ct139618685807816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18685808008" text:id="ct139618685808008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806472" text:id="ct139618685806472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18685806088" text:id="ct139618685806088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18685805704" text:id="ct139618685805704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687991576" text:id="ct139618687991576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685805320" text:id="ct139618685805320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139618685806664" text:id="ct139618685806664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685527568" text:id="ct139618685527568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5653110156419926417" text:style-name="Outline">
        <text:list-item>
          <text:h text:style-name="P18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139618693615640"/>:CMAP {&lt;palette&gt;}<text:change-end text:change-id="ct139618693615640"/></text:p>
          </table:table-cell>
          <table:table-cell table:style-name="Table129.A2" office:value-type="string">
            <text:p text:style-name="Standard"><text:change-start text:change-id="ct139618693338632"/>Sets color palette (theme)<text:change-end text:change-id="ct139618693338632"/></text:p>
          </table:table-cell>
        </table:table-row>
        <table:table-row>
          <table:table-cell table:style-name="Table129.A2" office:value-type="string">
            <text:p text:style-name="scpi1"><text:change-start text:change-id="ct139618692885144"/>:CMAP:COLor:CATalog?<text:change-end text:change-id="ct139618692885144"/></text:p>
          </table:table-cell>
          <table:table-cell table:style-name="Table129.A2" office:value-type="string">
            <text:p text:style-name="Standard"><text:change-start text:change-id="ct139618689947736"/>Returns names and RGB values of all available colors<text:change-end text:change-id="ct139618689947736"/></text:p>
          </table:table-cell>
        </table:table-row>
        <table:table-row>
          <table:table-cell table:style-name="Table129.A2" office:value-type="string">
            <text:p text:style-name="scpi1"><text:change-start text:change-id="ct139618689949464"/>:CMAP:COLor[:RGB] {&lt;name&gt;, &lt;red&gt;, &lt;green&gt;, &lt;blue&gt;}<text:change-end text:change-id="ct139618689949464"/></text:p>
          </table:table-cell>
          <table:table-cell table:style-name="Table129.A2" office:value-type="string">
            <text:p text:style-name="Standard"><text:change-start text:change-id="ct139618691992008"/>Sets RGB value for the selected color<text:change-end text:change-id="ct139618691992008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<text:change-start text:change-id="ct139618697543880"/>:DLOG<text:change-end text:change-id="ct139618697543880"/></text:p>
          </table:table-cell>
          <table:table-cell table:style-name="Table129.A2" office:value-type="string">
            <text:p text:style-name="Standard"><text:change-start text:change-id="ct139618692152344"/>Opens DLOG viewer<text:change-end text:change-id="ct139618692152344"/></text:p>
          </table:table-cell>
        </table:table-row>
        <table:table-row>
          <table:table-cell table:style-name="Table129.A2" office:value-type="string">
            <text:p text:style-name="scpi2"><text:change-start text:change-id="ct139618697544840"/>:INPUt? {&lt;label&gt;}, {&lt;type&gt;} [, &lt;min&gt;, &lt;max&gt;, &lt;value&gt;]<text:change-end text:change-id="ct139618697544840"/></text:p>
          </table:table-cell>
          <table:table-cell table:style-name="Table129.A2" office:value-type="string">
            <text:p text:style-name="Standard"><text:change-start text:change-id="ct139618691989896"/>Displays entry form and wait for input on the front panel TFT display<text:change-end text:change-id="ct139618691989896"/>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Initiates internal data loggging</text:p>
          </table:table-cell>
        </table:table-row>
        <table:table-row>
          <table:table-cell table:style-name="Table129.A2" office:value-type="string">
            <text:p text:style-name="scpi3">:TRACe {&lt;filename&gt;}</text:p>
          </table:table-cell>
          <table:table-cell table:style-name="Table129.A2" office:value-type="string">
            <text:p text:style-name="Standard">Initiates internal data logging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139618689946584"/>:CATalog?<text:change-end text:change-id="ct139618689946584"/></text:p>
          </table:table-cell>
          <table:table-cell table:style-name="Table69.A2" office:value-type="string">
            <text:p text:style-name="Standard"><text:change-start text:change-id="ct139618697545608"/>Returns a quoted string of the list of valid choices for the instrument channels<text:change-end text:change-id="ct139618697545608"/></text:p>
          </table:table-cell>
        </table:table-row>
        <table:table-row>
          <table:table-cell table:style-name="Table69.A2" office:value-type="string">
            <text:p text:style-name="scpi2"><text:change-start text:change-id="ct139618688090704"/>:FULL?<text:change-end text:change-id="ct139618688090704"/></text:p>
          </table:table-cell>
          <table:table-cell table:style-name="Table69.A2" office:value-type="string">
            <text:p text:style-name="Standard"><text:change-start text:change-id="ct139618697344528"/>Returns <text:span text:style-name="T1">a list of string – number pairs</text:span><text:change-end text:change-id="ct139618697344528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4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4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<text:soft-page-break/>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6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6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6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6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1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6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6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ext:soft-page-break/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3">Controls channel output state with trigger</text:p>
          </table:table-cell>
        </table:table-row>
        <table:table-row>
          <table:table-cell table:style-name="Table27.A2" office:value-type="string">
            <text:p text:style-name="scpi1">:DELay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DURation {&lt;duration&gt;} [, &lt;channel&gt;]</text:p>
          </table:table-cell>
          <table:table-cell table:style-name="Table27.A2" office:value-type="string">
            <text:p text:style-name="Standard">Sets the output start delay duration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3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chanlist&gt;}</text:p>
          </table:table-cell>
          <table:table-cell table:style-name="Table27.A2" office:value-type="string">
            <text:p text:style-name="P12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scpi2"><text:change-start text:change-id="ct139618688984008"/>:TRACe<text:change-end text:change-id="ct13961868898400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139618691990280"/>:X<text:change-end text:change-id="ct13961869199028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39618692883032"/>:UNIT {&lt;unit&gt;}<text:change-end text:change-id="ct139618692883032"/></text:p>
          </table:table-cell>
          <table:table-cell table:style-name="Table101.A2" office:value-type="string">
            <text:p text:style-name="P1"><text:change-start text:change-id="ct139618694286360"/>Sets DLOG viewer X-axis units<text:change-end text:change-id="ct139618694286360"/></text:p>
          </table:table-cell>
        </table:table-row>
        <table:table-row>
          <table:table-cell table:style-name="Table101.A2" office:value-type="string">
            <text:p text:style-name="scpi4"><text:change-start text:change-id="ct139618693052304"/>:STEP {&lt;step&gt;}<text:change-end text:change-id="ct139618693052304"/></text:p>
          </table:table-cell>
          <table:table-cell table:style-name="Table101.A2" office:value-type="string">
            <text:p text:style-name="P1"><text:change-start text:change-id="ct139618693340744"/>Sets DLOG viewer X-axis step value<text:change-end text:change-id="ct139618693340744"/></text:p>
          </table:table-cell>
        </table:table-row>
        <table:table-row>
          <table:table-cell table:style-name="Table101.A2" office:value-type="string">
            <text:p text:style-name="scpi4"><text:change-start text:change-id="ct139618693340360"/>:LABel {&lt;label&gt;}<text:change-end text:change-id="ct139618693340360"/></text:p>
          </table:table-cell>
          <table:table-cell table:style-name="Table101.A2" office:value-type="string">
            <text:p text:style-name="P1"><text:change-start text:change-id="ct139618692150616"/>Sets DLOG viewer X-axis label<text:change-end text:change-id="ct139618692150616"/></text:p>
          </table:table-cell>
        </table:table-row>
        <table:table-row>
          <table:table-cell table:style-name="Table101.A2" office:value-type="string">
            <text:p text:style-name="scpi4"><text:change-start text:change-id="ct139618692149464"/>[:RANGe]:MIN {&lt;min&gt;}<text:change-end text:change-id="ct139618692149464"/></text:p>
          </table:table-cell>
          <table:table-cell table:style-name="Table101.A2" office:value-type="string">
            <text:p text:style-name="P1"><text:change-start text:change-id="ct139618687990424"/>Sets DLOG viewer X-axis min. value<text:change-end text:change-id="ct139618687990424"/></text:p>
          </table:table-cell>
        </table:table-row>
        <table:table-row>
          <table:table-cell table:style-name="Table101.A2" office:value-type="string">
            <text:p text:style-name="scpi4"><text:change-start text:change-id="ct139618687989464"/>[:RANGe]:MAX {&lt;max&gt;}<text:change-end text:change-id="ct139618687989464"/></text:p>
          </table:table-cell>
          <table:table-cell table:style-name="Table101.A2" office:value-type="string">
            <text:p text:style-name="P1"><text:change-start text:change-id="ct139618687988696"/>Sets DLOG viewer X-axis max. value<text:change-end text:change-id="ct139618687988696"/></text:p>
          </table:table-cell>
        </table:table-row>
        <table:table-row>
          <table:table-cell table:style-name="Table101.A2" office:value-type="string">
            <text:p text:style-name="scpi3"><text:change-start text:change-id="ct139618690601752"/>:Y&lt;n&gt;<text:change-end text:change-id="ct13961869060175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39618688984392"/>:UNIT {&lt;unit&gt;}<text:change-end text:change-id="ct139618688984392"/></text:p>
          </table:table-cell>
          <table:table-cell table:style-name="Table101.A2" office:value-type="string">
            <text:p text:style-name="P1"><text:change-start text:change-id="ct139618691357720"/>Sets DLOG viewer Y-axis units<text:change-end text:change-id="ct139618691357720"/></text:p>
          </table:table-cell>
        </table:table-row>
        <table:table-row>
          <table:table-cell table:style-name="Table101.A2" office:value-type="string">
            <text:p text:style-name="scpi4"><text:change-start text:change-id="ct139618690603480"/>:LABel {&lt;label&gt;}<text:change-end text:change-id="ct139618690603480"/></text:p>
          </table:table-cell>
          <table:table-cell table:style-name="Table101.A2" office:value-type="string">
            <text:p text:style-name="P1"><text:change-start text:change-id="ct139618688985736"/>Sets DLOG viewer Y-axis label<text:change-end text:change-id="ct139618688985736"/></text:p>
          </table:table-cell>
        </table:table-row>
        <text:soft-page-break/>
        <table:table-row>
          <table:table-cell table:style-name="Table101.A2" office:value-type="string">
            <text:p text:style-name="scpi4"><text:change-start text:change-id="ct139618694284632"/>[:RANGe]:MIN {&lt;min&gt;}<text:change-end text:change-id="ct139618694284632"/></text:p>
          </table:table-cell>
          <table:table-cell table:style-name="Table101.A2" office:value-type="string">
            <text:p text:style-name="P1"><text:change-start text:change-id="ct139618693982472"/>Sets DLOG viewer Y-axis min. value<text:change-end text:change-id="ct139618693982472"/></text:p>
          </table:table-cell>
        </table:table-row>
        <table:table-row>
          <table:table-cell table:style-name="Table101.A2" office:value-type="string">
            <text:p text:style-name="scpi4"><text:change-start text:change-id="ct139618693983432"/>[:RANGe]:MAX {&lt;max&gt;}<text:change-end text:change-id="ct139618693983432"/></text:p>
          </table:table-cell>
          <table:table-cell table:style-name="Table101.A2" office:value-type="string">
            <text:p text:style-name="P1"><text:change-start text:change-id="ct139618691992392"/>Sets DLOG viewer Y-axis max. value<text:change-end text:change-id="ct139618691992392"/></text:p>
          </table:table-cell>
        </table:table-row>
        <table:table-row>
          <table:table-cell table:style-name="Table101.A25" office:value-type="string">
            <text:p text:style-name="scpi0">[SOURce[&lt;n&gt;]] </text:p>
          </table:table-cell>
          <table:table-cell table:style-name="Table101.A25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5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ext:soft-page-break/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ext:soft-page-break/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39618691989512"/>:AHOur<text:change-end text:change-id="ct13961869198951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18688090320"/>TOTal?<text:change-end text:change-id="ct139618688090320"/></text:p>
          </table:table-cell>
          <table:table-cell table:style-name="Table121.A2" office:value-type="string">
            <text:p text:style-name="P1"><text:change-start text:change-id="ct139618692440656"/>Returns channel’s total delivered energy in Ah<text:change-end text:change-id="ct13961869244065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39618692440272"/>:WHOur<text:change-end text:change-id="ct13961869244027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18685529872"/>TOTal?<text:change-end text:change-id="ct139618685529872"/></text:p>
          </table:table-cell>
          <table:table-cell table:style-name="Table121.A2" office:value-type="string">
            <text:p text:style-name="P1"><text:change-start text:change-id="ct139618685370392"/>Returns channel’s total delivered energy in Wh<text:change-end text:change-id="ct139618685370392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FIRMware?</text:p>
          </table:table-cell>
          <table:table-cell table:style-name="Table121.A2" office:value-type="string">
            <text:p text:style-name="P1">Returns BB3 firmware version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ext:soft-page-break/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BB3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3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scpi4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139618685528720"/>:TOUTput<text:change-end text:change-id="ct139618685528720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39618685528336"/>:BUS[:ENABle] {&lt;Bool&gt;}<text:change-end text:change-id="ct139618685528336"/></text:p>
          </table:table-cell>
          <table:table-cell table:style-name="Table121.A2" office:value-type="string">
            <text:p text:style-name="P2"><text:change-start text:change-id="ct139618688384200"/>Enables/disables BUS-generated triggers on digital pins<text:change-end text:change-id="ct139618688384200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39618685527184"/>:FAN<text:change-end text:change-id="ct139618685527184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18685526800"/>:SPEed<text:change-end text:change-id="ct139618685526800"/></text:p>
          </table:table-cell>
          <table:table-cell table:style-name="Table121.A2" office:value-type="string">
            <text:p text:style-name="P1"><text:change-start text:change-id="ct139618685526992"/>Returns speed of the cooling fan<text:change-end text:change-id="ct139618685526992"/></text:p>
          </table:table-cell>
        </table:table-row>
        <table:table-row>
          <table:table-cell table:style-name="Table121.A2" office:value-type="string">
            <text:p text:style-name="scpi2"><text:change-start text:change-id="ct139618685526224"/>:STATus<text:change-end text:change-id="ct139618685526224"/></text:p>
          </table:table-cell>
          <table:table-cell table:style-name="Table121.A2" office:value-type="string">
            <text:p text:style-name="P1"><text:change-start text:change-id="ct139618685808392"/>Returns status of the cooling fan<text:change-end text:change-id="ct139618685808392"/></text:p>
          </table:table-cell>
        </table:table-row>
        <table:table-row>
          <table:table-cell table:style-name="Table121.A2" office:value-type="string">
            <text:p text:style-name="scpi1"><text:change-start text:change-id="ct139618685808200"/>:FORMat<text:change-end text:change-id="ct13961868580820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18685807816"/>:DATE<text:change-end text:change-id="ct139618685807816"/></text:p>
          </table:table-cell>
          <table:table-cell table:style-name="Table121.A2" office:value-type="string">
            <text:p text:style-name="P1"><text:change-start text:change-id="ct139618685808008"/>Sets format for displaying date<text:change-end text:change-id="ct139618685808008"/></text:p>
          </table:table-cell>
        </table:table-row>
        <table:table-row>
          <table:table-cell table:style-name="Table121.A2" office:value-type="string">
            <text:p text:style-name="scpi2"><text:change-start text:change-id="ct139618685806472"/>:TIME<text:change-end text:change-id="ct139618685806472"/></text:p>
          </table:table-cell>
          <table:table-cell table:style-name="Table121.A2" office:value-type="string">
            <text:p text:style-name="P1"><text:change-start text:change-id="ct139618685806088"/>Sets 12h or 24h clock format<text:change-end text:change-id="ct139618685806088"/>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139618685805704"/>:KEY<text:change-end text:change-id="ct139618685805704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18687991576"/>:DEFine {&lt;key&gt;, &lt;block&gt;}<text:change-end text:change-id="ct139618687991576"/></text:p>
          </table:table-cell>
          <table:table-cell table:style-name="Table121.A2" office:value-type="string">
            <text:p text:style-name="P1"><text:change-start text:change-id="ct139618685805320"/>Sets the definition of the key<text:change-end text:change-id="ct139618685805320"/></text:p>
          </table:table-cell>
        </table:table-row>
        <table:table-row>
          <table:table-cell table:style-name="Table121.A2" office:value-type="string">
            <text:p text:style-name="scpi2"><text:change-start text:change-id="ct139618685806664"/>:DELete {&lt;key&gt;}<text:change-end text:change-id="ct139618685806664"/></text:p>
          </table:table-cell>
          <table:table-cell table:style-name="Table121.A2" office:value-type="string">
            <text:p text:style-name="P1"><text:change-start text:change-id="ct139618685527568"/>Removes the definition of the key<text:change-end text:change-id="ct139618685527568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MEAS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TEMPerature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4">[:DC]? {&lt;sensor&gt;}</text:p>
          </table:table-cell>
          <table:table-cell table:style-name="Table121.A2" office:value-type="string">
            <text:p text:style-name="Standard">Takes a measurement; returns the average temperature</text:p>
          </table:table-cell>
        </table:table-row>
        <table:table-row>
          <table:table-cell table:style-name="Table121.A2" office:value-type="string">
            <text:p text:style-name="scpi3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ext:soft-page-break/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7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9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6$Unix OpenOffice.org_project/416m1$Build-9790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9" meta:paragraph-count="581" meta:word-count="2072" meta:character-count="14667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